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M\F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ROUND(SQRT(4))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5.00 $ \pm $ 15.81</text:p>
          </table:table-cell>
          <table:table-cell table:number-columns-repeated="2" office:value-type="string" calcext:value-type="string">
            <text:p>85.00 $ \pm $ 12.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0.00 $ \pm $ 18.71</text:p>
          </table:table-cell>
          <table:table-cell table:number-columns-repeated="2" office:value-type="string" calcext:value-type="string">
            <text:p>85.00 $ \pm $ 12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23:43.146202340</dc:date>
    <meta:editing-duration>PT1M13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